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roid Sans" svg:font-family="'Droid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0.458cm" fo:min-width="1.092cm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0.75cm" fo:min-width="1.5cm"/>
      <style:paragraph-properties style:writing-mode="lr-tb"/>
    </style:style>
    <style:style style:name="gr3" style:family="graphic" style:parent-style-name="objectwithoutfill">
      <style:graphic-properties draw:marker-end="线条箭头_20_1" draw:marker-end-width="0.3cm" draw:fill="none" draw:textarea-vertical-align="middle"/>
    </style:style>
    <style:style style:name="gr4" style:family="graphic" style:parent-style-name="objectwithoutfill">
      <style:graphic-properties draw:marker-end="线条箭头_20_2" draw:marker-end-width="0.3cm" draw:fill="none" draw:textarea-vertical-align="middle"/>
    </style:style>
    <style:style style:name="gr5" style:family="graphic" style:parent-style-name="objectwithoutfill">
      <style:graphic-properties draw:marker-end="线条箭头_20_3" draw:marker-end-width="0.3cm" draw:fill="none" draw:textarea-vertical-align="middle"/>
    </style:style>
    <style:style style:name="gr6" style:family="graphic" style:parent-style-name="objectwithoutfill">
      <style:graphic-properties draw:marker-end="线条箭头_20_4" draw:marker-end-width="0.3cm" draw:fill="none" draw:textarea-vertical-align="middle"/>
    </style:style>
    <style:style style:name="gr7" style:family="graphic" style:parent-style-name="objectwithoutfill">
      <style:graphic-properties draw:marker-end="线条箭头_20_5" draw:marker-end-width="0.3cm" draw:fill="none" draw:textarea-vertical-align="middle"/>
    </style:style>
    <style:style style:name="gr8" style:family="graphic" style:parent-style-name="objectwithoutfill">
      <style:graphic-properties draw:textarea-vertical-align="middle" draw:auto-grow-height="false" fo:min-height="0.75cm" fo:min-width="1.667cm"/>
      <style:paragraph-properties style:writing-mode="lr-tb"/>
    </style:style>
    <style:style style:name="gr9" style:family="graphic" style:parent-style-name="objectwithoutfill">
      <style:graphic-properties draw:marker-end="线条箭头_20_8" draw:marker-end-width="0.3cm" draw:fill="none" draw:textarea-vertical-align="middle"/>
    </style:style>
    <style:style style:name="gr10" style:family="graphic" style:parent-style-name="objectwithoutfill">
      <style:graphic-properties draw:marker-end="线条箭头_20_9" draw:marker-end-width="0.3cm" draw:fill="none" draw:textarea-vertical-align="middle"/>
    </style:style>
    <style:style style:name="gr11" style:family="graphic" style:parent-style-name="objectwithoutfill">
      <style:graphic-properties draw:textarea-vertical-align="middle" draw:auto-grow-height="false" fo:min-height="0.75cm" fo:min-width="2.75cm"/>
      <style:paragraph-properties style:writing-mode="lr-tb"/>
    </style:style>
    <style:style style:name="gr12" style:family="graphic" style:parent-style-name="objectwithoutfill">
      <style:graphic-properties draw:marker-end="线条箭头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.25cm" svg:height="1cm" svg:x="10.25cm" svg:y="8.6cm">
          <text:p text:style-name="P1">时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cm" svg:x="5cm" svg:y="3.5cm">
          <text:p text:style-name="P1">用户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cm" svg:x="1.5cm" svg:y="2.5cm">
          <text:p text:style-name="P1">邮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cm" svg:x="5cm" svg:y="1.5cm">
          <text:p text:style-name="P1">密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cm" svg:x="5cm" svg:y="5.5cm">
          <text:p text:style-name="P1">赞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cm" svg:x="8.5cm" svg:y="3.25cm">
          <text:p text:style-name="P1">收藏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2" draw:layer="layout" svg:x1="6cm" svg:y1="3.5cm" svg:x2="6.25cm" svg:y2="2.5cm">
          <text:p/>
        </draw:line>
        <draw:line draw:style-name="gr4" draw:text-style-name="P2" draw:layer="layout" svg:x1="7cm" svg:y1="4cm" svg:x2="8.5cm" svg:y2="3.75cm">
          <text:p/>
        </draw:line>
        <draw:line draw:style-name="gr5" draw:text-style-name="P2" draw:layer="layout" svg:x1="6cm" svg:y1="4.5cm" svg:x2="6cm" svg:y2="5.5cm">
          <text:p/>
        </draw:line>
        <draw:line draw:style-name="gr6" draw:text-style-name="P2" draw:layer="layout" svg:x1="5cm" svg:y1="4.5cm" svg:x2="3.5cm" svg:y2="5.25cm">
          <text:p/>
        </draw:line>
        <draw:line draw:style-name="gr7" draw:text-style-name="P2" draw:layer="layout" svg:x1="5cm" svg:y1="4cm" svg:x2="3.75cm" svg:y2="3cm">
          <text:p/>
        </draw:line>
        <draw:custom-shape draw:style-name="gr1" draw:text-style-name="P1" draw:layer="layout" svg:width="2.25cm" svg:height="1cm" svg:x="1.5cm" svg:y="8.75cm">
          <text:p text:style-name="P1">用户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2.167cm" svg:height="1cm" svg:x="5.234cm" svg:y="8.75cm">
          <text:p text:style-name="P1">管理员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cm" svg:x="5.234cm" svg:y="10.75cm">
          <text:p text:style-name="P1">权限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334cm" svg:y1="9.75cm" svg:x2="6.334cm" svg:y2="10.75cm">
          <text:p/>
        </draw:line>
        <draw:line draw:style-name="gr6" draw:text-style-name="P2" draw:layer="layout" svg:x1="5.234cm" svg:y1="9.25cm" svg:x2="3.75cm" svg:y2="9.25cm">
          <text:p/>
        </draw:line>
        <draw:custom-shape draw:style-name="gr1" draw:text-style-name="P1" draw:layer="layout" svg:width="2.25cm" svg:height="1cm" svg:x="1.75cm" svg:y="14cm">
          <text:p text:style-name="P1">名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2cm" svg:height="1cm" svg:x="4.984cm" svg:y="14cm">
          <text:p text:style-name="P1">板块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cm" svg:x="4.984cm" svg:y="16cm">
          <text:p text:style-name="P1">热度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084cm" svg:y1="15cm" svg:x2="6.084cm" svg:y2="16cm">
          <text:p/>
        </draw:line>
        <draw:line draw:style-name="gr6" draw:text-style-name="P2" draw:layer="layout" svg:x1="4.984cm" svg:y1="14.5cm" svg:x2="4cm" svg:y2="14.5cm">
          <text:p/>
        </draw:line>
        <draw:custom-shape draw:style-name="gr2" draw:text-style-name="P1" draw:layer="layout" svg:width="2cm" svg:height="1cm" svg:x="13.25cm" svg:y="7cm">
          <text:p text:style-name="P1">帖子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cm" svg:x="9.5cm" svg:y="7cm">
          <text:p text:style-name="P1">板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cm" svg:x="13cm" svg:y="5cm">
          <text:p text:style-name="P1">正文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cm" svg:x="13.25cm" svg:y="9cm">
          <text:p text:style-name="P1">标题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cm" svg:x="16.75cm" svg:y="7cm">
          <text:p text:style-name="P1">收藏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2" draw:layer="layout" svg:x1="14.25cm" svg:y1="7cm" svg:x2="14.25cm" svg:y2="6cm">
          <text:p/>
        </draw:line>
        <draw:line draw:style-name="gr4" draw:text-style-name="P2" draw:layer="layout" svg:x1="15.25cm" svg:y1="7.5cm" svg:x2="16.75cm" svg:y2="7.5cm">
          <text:p/>
        </draw:line>
        <draw:line draw:style-name="gr5" draw:text-style-name="P2" draw:layer="layout" svg:x1="14.25cm" svg:y1="8cm" svg:x2="14.25cm" svg:y2="9cm">
          <text:p/>
        </draw:line>
        <draw:line draw:style-name="gr7" draw:text-style-name="P2" draw:layer="layout" svg:x1="13.25cm" svg:y1="7.5cm" svg:x2="11.75cm" svg:y2="7.5cm">
          <text:p/>
        </draw:line>
        <draw:line draw:style-name="gr9" draw:text-style-name="P2" draw:layer="layout" svg:x1="13.25cm" svg:y1="8cm" svg:x2="12.25cm" svg:y2="8.75cm">
          <text:p/>
        </draw:line>
        <draw:custom-shape draw:style-name="gr1" draw:text-style-name="P1" draw:layer="layout" svg:width="2.25cm" svg:height="1cm" svg:x="1.5cm" svg:y="5.1cm">
          <text:p text:style-name="P1">名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cm" svg:x="16.2cm" svg:y="5.35cm">
          <text:p text:style-name="P1">用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5.25cm" svg:y1="7cm" svg:x2="16.25cm" svg:y2="6cm">
          <text:p/>
        </draw:line>
        <draw:custom-shape draw:style-name="gr1" draw:text-style-name="P1" draw:layer="layout" svg:width="2.25cm" svg:height="1cm" svg:x="10cm" svg:y="15.35cm">
          <text:p text:style-name="P1">时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cm" svg:x="13cm" svg:y="13.75cm">
          <text:p text:style-name="P1">评论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cm" svg:x="9.25cm" svg:y="13.75cm">
          <text:p text:style-name="P1">赞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cm" svg:x="12.75cm" svg:y="11.75cm">
          <text:p text:style-name="P1">正文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cm" svg:x="13cm" svg:y="15.75cm">
          <text:p text:style-name="P1">回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1cm" svg:x="16.5cm" svg:y="13.75cm">
          <text:p text:style-name="P1">收藏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2" draw:layer="layout" svg:x1="14cm" svg:y1="13.75cm" svg:x2="14cm" svg:y2="12.75cm">
          <text:p/>
        </draw:line>
        <draw:line draw:style-name="gr4" draw:text-style-name="P2" draw:layer="layout" svg:x1="15cm" svg:y1="14.25cm" svg:x2="16.5cm" svg:y2="14.25cm">
          <text:p/>
        </draw:line>
        <draw:line draw:style-name="gr5" draw:text-style-name="P2" draw:layer="layout" svg:x1="14cm" svg:y1="14.75cm" svg:x2="14cm" svg:y2="15.75cm">
          <text:p/>
        </draw:line>
        <draw:line draw:style-name="gr7" draw:text-style-name="P2" draw:layer="layout" svg:x1="13cm" svg:y1="14.25cm" svg:x2="11.5cm" svg:y2="14.25cm">
          <text:p/>
        </draw:line>
        <draw:line draw:style-name="gr9" draw:text-style-name="P2" draw:layer="layout" svg:x1="13cm" svg:y1="14.75cm" svg:x2="12cm" svg:y2="15.5cm">
          <text:p/>
        </draw:line>
        <draw:custom-shape draw:style-name="gr1" draw:text-style-name="P1" draw:layer="layout" svg:width="2.25cm" svg:height="1cm" svg:x="15.95cm" svg:y="12.1cm">
          <text:p text:style-name="P1">用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5cm" svg:y1="13.75cm" svg:x2="16cm" svg:y2="12.75cm">
          <text:p/>
        </draw:line>
        <draw:custom-shape draw:style-name="gr1" draw:text-style-name="P1" draw:layer="layout" svg:width="2.25cm" svg:height="1cm" svg:x="1.766cm" svg:y="18.75cm">
          <text:p text:style-name="P1">用户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3.25cm" svg:height="1cm" svg:x="5cm" svg:y="18.75cm">
          <text:p text:style-name="P1">收藏帖子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cm" svg:x="5.65cm" svg:y="20.8cm">
          <text:p text:style-name="P1">帖子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75cm" svg:y1="19.75cm" svg:x2="6.75cm" svg:y2="20.75cm">
          <text:p/>
        </draw:line>
        <draw:line draw:style-name="gr6" draw:text-style-name="P2" draw:layer="layout" svg:x1="5cm" svg:y1="19.25cm" svg:x2="4.016cm" svg:y2="19.25cm">
          <text:p/>
        </draw:line>
        <draw:custom-shape draw:style-name="gr1" draw:text-style-name="P1" draw:layer="layout" svg:width="2.25cm" svg:height="1cm" svg:x="9.4cm" svg:y="18.75cm">
          <text:p text:style-name="P1">时间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" draw:layer="layout" svg:x1="8.25cm" svg:y1="19.25cm" svg:x2="9.4cm" svg:y2="19.25cm">
          <text:p/>
        </draw:line>
        <draw:custom-shape draw:style-name="gr1" draw:text-style-name="P1" draw:layer="layout" svg:width="2.25cm" svg:height="1cm" svg:x="2.25cm" svg:y="23.75cm">
          <text:p text:style-name="P1">用户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3.25cm" svg:height="1cm" svg:x="5.484cm" svg:y="23.75cm">
          <text:p text:style-name="P1">收藏评论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cm" svg:x="6.134cm" svg:y="25.8cm">
          <text:p text:style-name="P1">评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234cm" svg:y1="24.75cm" svg:x2="7.234cm" svg:y2="25.75cm">
          <text:p/>
        </draw:line>
        <draw:line draw:style-name="gr6" draw:text-style-name="P2" draw:layer="layout" svg:x1="5.484cm" svg:y1="24.25cm" svg:x2="4.5cm" svg:y2="24.25cm">
          <text:p/>
        </draw:line>
        <draw:custom-shape draw:style-name="gr1" draw:text-style-name="P1" draw:layer="layout" svg:width="2.25cm" svg:height="1cm" svg:x="9.884cm" svg:y="23.75cm">
          <text:p text:style-name="P1">时间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" draw:layer="layout" svg:x1="8.734cm" svg:y1="24.25cm" svg:x2="9.884cm" svg:y2="24.25cm">
          <text:p/>
        </draw:line>
        <draw:custom-shape draw:style-name="gr1" draw:text-style-name="P1" draw:layer="layout" svg:width="2.25cm" svg:height="1cm" svg:x="13.5cm" svg:y="18.75cm">
          <text:p text:style-name="P1">用户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3.25cm" svg:height="1cm" svg:x="12.984cm" svg:y="20.7cm">
          <text:p text:style-name="P1">赞同评论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cm" svg:x="13.634cm" svg:y="22.75cm">
          <text:p text:style-name="P1">评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4.734cm" svg:y1="21.7cm" svg:x2="14.734cm" svg:y2="22.7cm">
          <text:p/>
        </draw:line>
        <draw:line draw:style-name="gr6" draw:text-style-name="P2" draw:layer="layout" svg:x1="14.75cm" svg:y1="20.7cm" svg:x2="14.75cm" svg:y2="19.75cm">
          <text:p/>
        </draw:line>
        <draw:custom-shape draw:style-name="gr1" draw:text-style-name="P1" draw:layer="layout" svg:width="2.25cm" svg:height="1cm" svg:x="17.384cm" svg:y="20.7cm">
          <text:p text:style-name="P1">时间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" draw:layer="layout" svg:x1="16.234cm" svg:y1="21.2cm" svg:x2="17.384cm" svg:y2="2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roid Sans" svg:font-family="'Droid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roman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文泉驿正黑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svg:stroke-color="#000000" draw:marker-start-width="0.28cm" draw:marker-end-width="0.28cm" draw:fill="none" draw:fill-gradient-name="Gradient_20_1" draw:fill-hatch-name="Red_20_90_20_Degrees_20_Crossed_20_1" draw:fill-image-name="Bitmap_20_1"/>
      <style:text-properties fo:font-size="15pt" style:font-size-asian="15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8T17:22:27.223507595</meta:creation-date>
    <dc:date>2023-05-01T23:02:55.971000000</dc:date>
    <meta:editing-duration>PT10H9M27S</meta:editing-duration>
    <meta:editing-cycles>60</meta:editing-cycles>
    <meta:generator>LibreOffice/7.5.2.2$Windows_X86_64 LibreOffice_project/53bb9681a964705cf672590721dbc85eb4d0c3a2</meta:generator>
    <meta:document-statistic meta:object-count="68"/>
  </office:meta>
</office:document-meta>
</file>